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5f5a3" officeooo:paragraph-rsid="0015f5a3" style:font-size-asian="17.5pt" style:font-size-complex="20pt"/>
    </style:style>
    <style:style style:name="P2" style:family="paragraph" style:parent-style-name="Standard">
      <style:text-properties fo:font-size="13pt" officeooo:rsid="0015f5a3" officeooo:paragraph-rsid="0015f5a3" style:font-size-asian="11.3500003814697pt" style:font-size-complex="13pt"/>
    </style:style>
    <style:style style:name="P3" style:family="paragraph" style:parent-style-name="Standard">
      <style:text-properties fo:font-size="13pt" officeooo:rsid="00177b45" officeooo:paragraph-rsid="00177b45" style:font-size-asian="11.3500003814697pt" style:font-size-complex="13pt"/>
    </style:style>
    <style:style style:name="P4" style:family="paragraph" style:parent-style-name="Standard">
      <style:text-properties fo:font-size="13pt" officeooo:rsid="00177b45" officeooo:paragraph-rsid="001c3e2f" style:font-size-asian="11.3500003814697pt" style:font-size-complex="13pt"/>
    </style:style>
    <style:style style:name="P5" style:family="paragraph" style:parent-style-name="Standard">
      <style:text-properties fo:font-size="13pt" officeooo:rsid="0018bb8e" officeooo:paragraph-rsid="001c3e2f" style:font-size-asian="11.3500003814697pt" style:font-size-complex="13pt"/>
    </style:style>
    <style:style style:name="P6" style:family="paragraph" style:parent-style-name="Standard">
      <style:text-properties fo:font-size="13pt" officeooo:rsid="001c3e2f" officeooo:paragraph-rsid="0018bb8e" style:font-size-asian="11.3500003814697pt" style:font-size-complex="13pt"/>
    </style:style>
    <style:style style:name="P7" style:family="paragraph" style:parent-style-name="Standard">
      <style:text-properties fo:font-size="13pt" officeooo:rsid="001c3e2f" officeooo:paragraph-rsid="001c3e2f" style:font-size-asian="11.3500003814697pt" style:font-size-complex="13pt"/>
    </style:style>
    <style:style style:name="P8" style:family="paragraph" style:parent-style-name="Standard">
      <style:text-properties fo:font-size="13pt" officeooo:rsid="001e2e5c" officeooo:paragraph-rsid="001c3e2f" style:font-size-asian="11.3500003814697pt" style:font-size-complex="13pt"/>
    </style:style>
    <style:style style:name="P9" style:family="paragraph" style:parent-style-name="Standard">
      <style:text-properties fo:font-size="13pt" officeooo:rsid="001e2e5c" officeooo:paragraph-rsid="001e2e5c" style:font-size-asian="11.3500003814697pt" style:font-size-complex="13pt"/>
    </style:style>
    <style:style style:name="P10" style:family="paragraph" style:parent-style-name="Standard">
      <style:text-properties fo:font-size="13pt" officeooo:rsid="001ff045" officeooo:paragraph-rsid="001ff045" style:font-size-asian="11.3500003814697pt" style:font-size-complex="13pt"/>
    </style:style>
    <style:style style:name="P11" style:family="paragraph" style:parent-style-name="Standard">
      <style:text-properties fo:font-size="13pt" officeooo:rsid="0020659c" officeooo:paragraph-rsid="0020659c" style:font-size-asian="11.3500003814697pt" style:font-size-complex="13pt"/>
    </style:style>
    <style:style style:name="P12" style:family="paragraph" style:parent-style-name="Standard">
      <style:text-properties fo:font-size="13pt" officeooo:rsid="0021c4f7" officeooo:paragraph-rsid="0021c4f7" style:font-size-asian="11.3500003814697pt" style:font-size-complex="13pt"/>
    </style:style>
    <style:style style:name="T1" style:family="text">
      <style:text-properties officeooo:rsid="0015ffe0"/>
    </style:style>
    <style:style style:name="T2" style:family="text">
      <style:text-properties officeooo:rsid="0018bb8e"/>
    </style:style>
    <style:style style:name="T3" style:family="text">
      <style:text-properties officeooo:rsid="001a3985"/>
    </style:style>
    <style:style style:name="T4" style:family="text">
      <style:text-properties officeooo:rsid="001d3268"/>
    </style:style>
    <style:style style:name="T5" style:family="text">
      <style:text-properties officeooo:rsid="001e2e5c"/>
    </style:style>
    <style:style style:name="T6" style:family="text">
      <style:text-properties officeooo:rsid="001faf2d"/>
    </style:style>
    <style:style style:name="T7" style:family="text">
      <style:text-properties officeooo:rsid="0022ca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cture – Hardware Abstraction Layer</text:p>
      <text:p text:style-name="P1"/>
      <text:p text:style-name="P2">Every architecture provides a mechanism for the CoreX code to interface with lower-level hardware. <text:span text:style-name="T1">This code is simply refered as the ‘HAL’ or ‘Hardware Abstraction Layer’.</text:span></text:p>
      <text:p text:style-name="P2"/>
      <text:p text:style-name="P3">The layer must conform to a interface comprising of - </text:p>
      <text:p text:style-name="P3"/>
      <text:p text:style-name="P4">1. <text:span text:style-name="T2">Internal Abstraction</text:span></text:p>
      <text:p text:style-name="P4"/>
      <text:p text:style-name="P4"><text:s/>On some architectures, internal features of the hardware are hidden. For example on IA32 machines, the GDT &amp; TSS are hidden. Only a interface to change the kernel stack is given.</text:p>
      <text:p text:style-name="P3"/>
      <text:p text:style-name="P5">2. Paging</text:p>
      <text:p text:style-name="P5"/>
      <text:p text:style-name="P5">Every hardware has a different way to use page tables. The page tables are abstracted into a structure - ‘struct PageContext’. <text:span text:style-name="T3">Now, the architecture provides ways to map and virtualize (map to any free physical address) logical addresses. Also, it must provide a way to create, release &amp; maintain contexts.</text:span></text:p>
      <text:p text:style-name="P6"/>
      <text:p text:style-name="P7">There is a <text:span text:style-name="T4">seperate documentation on the PageContext.</text:span></text:p>
      <text:p text:style-name="P6"/>
      <text:p text:style-name="P7">3. <text:span text:style-name="T5">Processor Management -</text:span></text:p>
      <text:p text:style-name="P8"/>
      <text:p text:style-name="P9">As modern computers have multiple processors embedded into them, the HAL must also fill all processor-related data while initializing itself. <text:span text:style-name="T6">The software then is provided a interface to detect, waken, &amp; change configuration of processors by a hardware id.</text:span></text:p>
      <text:p text:style-name="P9"/>
      <text:p text:style-name="P10">4. CPUID -</text:p>
      <text:p text:style-name="P10"/>
      <text:p text:style-name="P10">The HAL uses the CPUID internally. External code may or may not use the CPUID. But this interface is present to use CPUID functions to get machine-specific features.</text:p>
      <text:p text:style-name="P10"/>
      <text:p text:style-name="P11">5. ACPI Tables -</text:p>
      <text:p text:style-name="P11"/>
      <text:p text:style-name="P11">The HAL reads the ACPI tables on its own using CoreX/Config object files.</text:p>
      <text:p text:style-name="P11"/>
      <text:p text:style-name="P12">The HAL has a quite large functionality. This functionality provides a platform for the rest of the kernel to become portable ontop of different hardware sets. <text:span text:style-name="T7">Thus, before porting the kernel to a different machine, the booting code &amp; HAL are built fir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8:22:31.175519160</meta:creation-date>
    <dc:date>2017-04-07T18:33:26.295793459</dc:date>
    <meta:editing-duration>PT10M51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268" meta:character-count="1637" meta:non-whitespace-character-count="1381"/>
  </office:meta>
</office:document-meta>
</file>